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1" svg:font-family="'Nimbus Mono L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875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.1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d9154" officeooo:paragraph-rsid="000d9154"/>
    </style:style>
    <style:style style:name="P2" style:family="paragraph" style:parent-style-name="Standard">
      <style:paragraph-properties fo:text-align="start" style:justify-single-word="false"/>
      <style:text-properties officeooo:rsid="000e5ac4" officeooo:paragraph-rsid="000e5ac4"/>
    </style:style>
    <style:style style:name="P3" style:family="paragraph" style:parent-style-name="Standard">
      <style:paragraph-properties fo:text-align="start" style:justify-single-word="false"/>
      <style:text-properties officeooo:rsid="000e5ac4" officeooo:paragraph-rsid="0011227b"/>
    </style:style>
    <style:style style:name="P4" style:family="paragraph" style:parent-style-name="Standard">
      <style:paragraph-properties fo:text-align="start" style:justify-single-word="false"/>
      <style:text-properties officeooo:rsid="00100248" officeooo:paragraph-rsid="00100248"/>
    </style:style>
    <style:style style:name="P5" style:family="paragraph" style:parent-style-name="Standard">
      <style:paragraph-properties fo:text-align="start" style:justify-single-word="false"/>
      <style:text-properties officeooo:rsid="0011227b" officeooo:paragraph-rsid="0011227b"/>
    </style:style>
    <style:style style:name="P6" style:family="paragraph" style:parent-style-name="Standard">
      <style:paragraph-properties fo:text-align="start" style:justify-single-word="false"/>
      <style:text-properties officeooo:rsid="0012f9ab" officeooo:paragraph-rsid="0012f9ab"/>
    </style:style>
    <style:style style:name="P7" style:family="paragraph" style:parent-style-name="Standard">
      <style:paragraph-properties fo:text-align="center" style:justify-single-word="false"/>
      <style:text-properties fo:font-size="16pt" officeooo:rsid="000d9154" officeooo:paragraph-rsid="000d9154" style:font-size-asian="16pt" style:font-size-complex="16pt"/>
    </style:style>
    <style:style style:name="P8" style:family="paragraph" style:parent-style-name="Standard">
      <style:text-properties officeooo:rsid="0018fe51"/>
    </style:style>
    <style:style style:name="P9" style:family="paragraph" style:parent-style-name="Text_20_body">
      <style:text-properties officeooo:rsid="0018001f" officeooo:paragraph-rsid="0018001f"/>
    </style:style>
    <style:style style:name="P10" style:family="paragraph" style:parent-style-name="Text_20_body">
      <style:paragraph-properties fo:text-align="center" style:justify-single-word="false"/>
      <style:text-properties officeooo:rsid="0018001f" officeooo:paragraph-rsid="0018001f"/>
    </style:style>
    <style:style style:name="P11" style:family="paragraph" style:parent-style-name="Text_20_body">
      <style:text-properties officeooo:rsid="003430a3" officeooo:paragraph-rsid="003430a3"/>
    </style:style>
    <style:style style:name="P12" style:family="paragraph" style:parent-style-name="Text_20_body">
      <style:text-properties officeooo:rsid="003430a3" officeooo:paragraph-rsid="005ab0a9"/>
    </style:style>
    <style:style style:name="P13" style:family="paragraph" style:parent-style-name="Text_20_body">
      <style:text-properties style:font-name="Liberation Serif" officeooo:rsid="0026dfde" officeooo:paragraph-rsid="0026dfde"/>
    </style:style>
    <style:style style:name="P14" style:family="paragraph" style:parent-style-name="Text_20_body">
      <style:text-properties officeooo:rsid="0039e057" officeooo:paragraph-rsid="0039e057"/>
    </style:style>
    <style:style style:name="P15" style:family="paragraph" style:parent-style-name="Text_20_body">
      <style:text-properties officeooo:rsid="004926e7" officeooo:paragraph-rsid="004926e7"/>
    </style:style>
    <style:style style:name="P16" style:family="paragraph" style:parent-style-name="Text_20_body">
      <style:text-properties officeooo:rsid="004926e7" officeooo:paragraph-rsid="004b2bbb"/>
    </style:style>
    <style:style style:name="P17" style:family="paragraph" style:parent-style-name="Text_20_body">
      <style:text-properties officeooo:rsid="00289a0f" officeooo:paragraph-rsid="0054e7a7"/>
    </style:style>
    <style:style style:name="P18" style:family="paragraph" style:parent-style-name="Text_20_body">
      <style:text-properties officeooo:paragraph-rsid="005068e1"/>
    </style:style>
    <style:style style:name="P19" style:family="paragraph" style:parent-style-name="Text_20_body">
      <style:text-properties officeooo:rsid="005560d7" officeooo:paragraph-rsid="005560d7"/>
    </style:style>
    <style:style style:name="P20" style:family="paragraph" style:parent-style-name="Text_20_body">
      <style:text-properties officeooo:rsid="004504d9" officeooo:paragraph-rsid="004504d9"/>
    </style:style>
    <style:style style:name="P21" style:family="paragraph" style:parent-style-name="Text_20_body">
      <style:text-properties officeooo:rsid="0056f9ad" officeooo:paragraph-rsid="0056f9ad"/>
    </style:style>
    <style:style style:name="P22" style:family="paragraph" style:parent-style-name="Text_20_body">
      <style:text-properties officeooo:rsid="005758b7" officeooo:paragraph-rsid="005758b7"/>
    </style:style>
    <style:style style:name="P23" style:family="paragraph" style:parent-style-name="Text_20_body">
      <style:text-properties officeooo:rsid="005ae60f" officeooo:paragraph-rsid="005ae60f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rsid="0026dfde" officeooo:paragraph-rsid="0026dfde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rsid="002caf03" officeooo:paragraph-rsid="002caf03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rsid="002caf03" officeooo:paragraph-rsid="003122ce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rsid="00355818" officeooo:paragraph-rsid="00355818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font-name="Liberation Serif" officeooo:rsid="0026dfde" officeooo:paragraph-rsid="0026dfde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style:font-name="Liberation Serif" officeooo:rsid="002caf03" officeooo:paragraph-rsid="002caf03"/>
    </style:style>
    <style:style style:name="P30" style:family="paragraph" style:parent-style-name="Subtitle">
      <style:text-properties fo:font-size="22pt" style:font-size-asian="22pt" style:font-size-complex="22pt"/>
    </style:style>
    <style:style style:name="P31" style:family="paragraph" style:parent-style-name="Code">
      <style:text-properties officeooo:rsid="004926e7" officeooo:paragraph-rsid="004926e7"/>
    </style:style>
    <style:style style:name="P32" style:family="paragraph" style:parent-style-name="Code">
      <style:text-properties officeooo:rsid="004926e7" officeooo:paragraph-rsid="004ca6a6"/>
    </style:style>
    <style:style style:name="P33" style:family="paragraph" style:parent-style-name="Code">
      <style:text-properties officeooo:paragraph-rsid="004a993d"/>
    </style:style>
    <style:style style:name="P34" style:family="paragraph" style:parent-style-name="Text_20_body" style:list-style-name="L1">
      <style:text-properties officeooo:paragraph-rsid="002c5be8"/>
    </style:style>
    <style:style style:name="P35" style:family="paragraph" style:parent-style-name="Text_20_body" style:list-style-name="L1">
      <style:text-properties fo:font-weight="bold" officeooo:paragraph-rsid="002c5be8" style:font-weight-asian="bold" style:font-weight-complex="bold"/>
    </style:style>
    <style:style style:name="P36" style:family="paragraph" style:parent-style-name="Text_20_body" style:list-style-name="L1">
      <style:text-properties fo:font-weight="bold" officeooo:rsid="002caf03" officeooo:paragraph-rsid="002caf03" style:font-weight-asian="bold" style:font-weight-complex="bold"/>
    </style:style>
    <style:style style:name="P37" style:family="paragraph" style:parent-style-name="Text_20_body" style:list-style-name="L1">
      <style:text-properties style:font-name="Liberation Serif" fo:font-weight="normal" officeooo:rsid="00379149" officeooo:paragraph-rsid="00379149" style:font-weight-asian="normal" style:font-weight-complex="normal"/>
    </style:style>
    <style:style style:name="P38" style:family="paragraph" style:parent-style-name="Text_20_body" style:list-style-name="L1">
      <style:text-properties style:font-name="Liberation Serif" fo:font-weight="normal" officeooo:rsid="002caf03" officeooo:paragraph-rsid="002caf03" style:font-weight-asian="normal" style:font-weight-complex="normal"/>
    </style:style>
    <style:style style:name="P39" style:family="paragraph" style:parent-style-name="Text_20_body" style:list-style-name="L1">
      <style:text-properties style:font-name="Liberation Serif" fo:font-weight="normal" officeooo:rsid="002caf03" officeooo:paragraph-rsid="0037c3ec" style:font-weight-asian="normal" style:font-weight-complex="normal"/>
    </style:style>
    <style:style style:name="P40" style:family="paragraph" style:parent-style-name="Text_20_body" style:list-style-name="L1">
      <style:text-properties style:font-name="Liberation Serif" fo:font-weight="bold" officeooo:rsid="002caf03" officeooo:paragraph-rsid="002caf03" style:font-weight-asian="bold" style:font-weight-complex="bold"/>
    </style:style>
    <style:style style:name="P41" style:family="paragraph" style:parent-style-name="Text_20_body" style:list-style-name="L1">
      <style:text-properties officeooo:rsid="003963eb" officeooo:paragraph-rsid="003963eb"/>
    </style:style>
    <style:style style:name="P42" style:family="paragraph" style:parent-style-name="Text_20_body" style:list-style-name="L1">
      <style:text-properties officeooo:rsid="00289a0f" officeooo:paragraph-rsid="002c5be8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officeooo:rsid="003d3347" officeooo:paragraph-rsid="003d3347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3">
      <style:text-properties officeooo:rsid="005560d7" officeooo:paragraph-rsid="005560d7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Heading_20_3">
      <style:paragraph-properties fo:break-before="page"/>
      <style:text-properties officeooo:paragraph-rsid="005560d7"/>
    </style:style>
    <style:style style:name="P49" style:family="paragraph" style:parent-style-name="Heading_20_3">
      <style:paragraph-properties fo:break-before="page"/>
      <style:text-properties officeooo:rsid="005560d7" officeooo:paragraph-rsid="005560d7"/>
    </style:style>
    <style:style style:name="T1" style:family="text">
      <style:text-properties officeooo:rsid="0011227b"/>
    </style:style>
    <style:style style:name="T2" style:family="text">
      <style:text-properties officeooo:rsid="0012f9ab"/>
    </style:style>
    <style:style style:name="T3" style:family="text">
      <style:text-properties officeooo:rsid="00136dc4"/>
    </style:style>
    <style:style style:name="T4" style:family="text">
      <style:text-properties fo:font-style="italic" officeooo:rsid="003862aa" style:font-style-asian="italic" style:font-style-complex="italic"/>
    </style:style>
    <style:style style:name="T5" style:family="text">
      <style:text-properties style:font-name="Nimbus Mono L1"/>
    </style:style>
    <style:style style:name="T6" style:family="text">
      <style:text-properties style:font-name="Nimbus Mono L1" officeooo:rsid="0011227b"/>
    </style:style>
    <style:style style:name="T7" style:family="text">
      <style:text-properties style:font-name="Nimbus Mono L1" officeooo:rsid="001c189b"/>
    </style:style>
    <style:style style:name="T8" style:family="text">
      <style:text-properties style:font-name="Nimbus Mono L1" officeooo:rsid="002159a5"/>
    </style:style>
    <style:style style:name="T9" style:family="text">
      <style:text-properties style:font-name="Nimbus Mono L1" officeooo:rsid="005068e1"/>
    </style:style>
    <style:style style:name="T10" style:family="text">
      <style:text-properties officeooo:rsid="00198869"/>
    </style:style>
    <style:style style:name="T11" style:family="text">
      <style:text-properties officeooo:rsid="0019ea0e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c189b"/>
    </style:style>
    <style:style style:name="T14" style:family="text">
      <style:text-properties style:font-name="Liberation Serif" officeooo:rsid="002159a5"/>
    </style:style>
    <style:style style:name="T15" style:family="text">
      <style:text-properties style:font-name="Liberation Serif" officeooo:rsid="0022f7c5"/>
    </style:style>
    <style:style style:name="T16" style:family="text">
      <style:text-properties style:font-name="Liberation Serif" officeooo:rsid="002544d7"/>
    </style:style>
    <style:style style:name="T17" style:family="text">
      <style:text-properties style:font-name="Liberation Serif" officeooo:rsid="0028711b"/>
    </style:style>
    <style:style style:name="T18" style:family="text">
      <style:text-properties style:font-name="Liberation Serif" officeooo:rsid="00289a0f"/>
    </style:style>
    <style:style style:name="T19" style:family="text">
      <style:text-properties style:font-name="Liberation Serif" officeooo:rsid="0026dfde"/>
    </style:style>
    <style:style style:name="T20" style:family="text">
      <style:text-properties style:font-name="Liberation Serif" officeooo:rsid="002caf03"/>
    </style:style>
    <style:style style:name="T21" style:family="text">
      <style:text-properties style:font-name="Liberation Serif" officeooo:rsid="002cca0a"/>
    </style:style>
    <style:style style:name="T22" style:family="text">
      <style:text-properties style:font-name="Liberation Serif" officeooo:rsid="002e2fd6"/>
    </style:style>
    <style:style style:name="T23" style:family="text">
      <style:text-properties style:font-name="Liberation Serif" officeooo:rsid="003122ce"/>
    </style:style>
    <style:style style:name="T24" style:family="text">
      <style:text-properties style:font-name="Liberation Serif" officeooo:rsid="00531521"/>
    </style:style>
    <style:style style:name="T25" style:family="text">
      <style:text-properties style:font-name="Liberation Serif" officeooo:rsid="005068e1"/>
    </style:style>
    <style:style style:name="T26" style:family="text">
      <style:text-properties officeooo:rsid="001fc34b"/>
    </style:style>
    <style:style style:name="T27" style:family="text">
      <style:text-properties officeooo:rsid="00299ad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98869" style:font-weight-asian="bold" style:font-weight-complex="bold"/>
    </style:style>
    <style:style style:name="T30" style:family="text">
      <style:text-properties officeooo:rsid="002e2fd6"/>
    </style:style>
    <style:style style:name="T31" style:family="text">
      <style:text-properties officeooo:rsid="002fba1f"/>
    </style:style>
    <style:style style:name="T32" style:family="text">
      <style:text-properties officeooo:rsid="003122ce"/>
    </style:style>
    <style:style style:name="T33" style:family="text">
      <style:text-properties officeooo:rsid="003289fd"/>
    </style:style>
    <style:style style:name="T34" style:family="text">
      <style:text-properties officeooo:rsid="00348bdf"/>
    </style:style>
    <style:style style:name="T35" style:family="text">
      <style:text-properties officeooo:rsid="0037c3ec"/>
    </style:style>
    <style:style style:name="T36" style:family="text">
      <style:text-properties officeooo:rsid="003862aa"/>
    </style:style>
    <style:style style:name="T37" style:family="text">
      <style:text-properties officeooo:rsid="00424978"/>
    </style:style>
    <style:style style:name="T38" style:family="text">
      <style:text-properties officeooo:rsid="00449a4f"/>
    </style:style>
    <style:style style:name="T39" style:family="text">
      <style:text-properties officeooo:rsid="00453c56"/>
    </style:style>
    <style:style style:name="T40" style:family="text">
      <style:text-properties officeooo:rsid="0046eb49"/>
    </style:style>
    <style:style style:name="T41" style:family="text">
      <style:text-properties officeooo:rsid="004a993d"/>
    </style:style>
    <style:style style:name="T42" style:family="text">
      <style:text-properties officeooo:rsid="004b5e75"/>
    </style:style>
    <style:style style:name="T43" style:family="text">
      <style:text-properties officeooo:rsid="004ca6a6"/>
    </style:style>
    <style:style style:name="T44" style:family="text">
      <style:text-properties officeooo:rsid="004cac59"/>
    </style:style>
    <style:style style:name="T45" style:family="text">
      <style:text-properties officeooo:rsid="00531521"/>
    </style:style>
    <style:style style:name="T46" style:family="text">
      <style:text-properties officeooo:rsid="0054e7a7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99add" style:font-style-asian="normal" style:font-style-complex="normal"/>
    </style:style>
    <style:style style:name="T49" style:family="text">
      <style:text-properties fo:font-style="normal" officeooo:rsid="002b48e2" style:font-style-asian="normal" style:font-style-complex="normal"/>
    </style:style>
    <style:style style:name="T50" style:family="text">
      <style:text-properties officeooo:rsid="005560d7"/>
    </style:style>
    <style:style style:name="T51" style:family="text">
      <style:text-properties officeooo:rsid="0055bd68"/>
    </style:style>
    <style:style style:name="T52" style:family="text">
      <style:text-properties officeooo:rsid="0056271c"/>
    </style:style>
    <style:style style:name="T53" style:family="text">
      <style:text-properties officeooo:rsid="0056f9ad"/>
    </style:style>
    <style:style style:name="T54" style:family="text">
      <style:text-properties officeooo:rsid="00579cbc"/>
    </style:style>
    <style:style style:name="T55" style:family="text">
      <style:text-properties officeooo:rsid="005ab0a9"/>
    </style:style>
    <style:style style:name="T56" style:family="text">
      <style:text-properties officeooo:rsid="005cc2c1"/>
    </style:style>
    <style:style style:name="T57" style:family="text">
      <style:text-properties officeooo:rsid="005e68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Programovacie jazyky pre vstavané systémy</text:p>
      <text:p text:style-name="P30">Semestrálna práca</text:p>
      <text:p text:style-name="Subtitle">Infinite Pong</text:p>
      <text:p text:style-name="P7">Andrej Šišila</text:p>
      <text:p text:style-name="P1"/>
      <text:p text:style-name="P1"/>
      <text:h text:style-name="P43" text:outline-level="1">Používateľská príručka</text:h>
      <text:p text:style-name="P23">“Infinite Pong” je sieťová hra pre dvoch hráčov. Úlohou hry je čo najviac krát odraziť loptičku od plošiny. Hráč skóruje, ak sa loptička odrazí od steny za <text:span text:style-name="T57">protihráčovou</text:span> plošinou. <text:span text:style-name="T56">Vyhráva hráč, ktorý skóruje najviac bodov. Výsledok hry sa pri ukončení hry zobrazí na obrazovke.</text:span></text:p>
      <text:h text:style-name="Heading_20_2" text:outline-level="2">Spustenie <text:span text:style-name="T3">h</text:span>ry</text:h>
      <text:p text:style-name="P2"><text:tab/>Hra pozostáva zo serverovej a klientskej aplikácie. K serveru sa môže pripojiť najviac jeden klient – protihráč.</text:p>
      <text:p text:style-name="P2"><text:tab/>Aby sa mohli dvaja hráči hrač, musí najprv jeden z nich spustiť serverovú aplikáciu v termináli:</text:p>
      <text:p text:style-name="P2"/>
      <text:p text:style-name="Code"><text:tab/><text:span text:style-name="T5">infinite_pong_server </text:span><text:span text:style-name="T6">&lt;port&gt;</text:span></text:p>
      <text:p text:style-name="P3"/>
      <text:p text:style-name="P5">napríklad:</text:p>
      <text:p text:style-name="P5"/>
      <text:p text:style-name="Code"><text:tab/>infinite_pong_server 8888</text:p>
      <text:p text:style-name="P2"/>
      <text:p text:style-name="P2">Potom druhý hráč spustí klientskú aplikáciu a pripojí sa k serveru:</text:p>
      <text:p text:style-name="P2"/>
      <text:p text:style-name="Code"><text:tab/>infinite_pong_client <text:span text:style-name="T1">&lt;domenove_meno_servera_alebo_ip_adresa_servera&gt;</text:span> <text:span text:style-name="T2">&lt;port&gt;</text:span></text:p>
      <text:p text:style-name="P2"/>
      <text:p text:style-name="P6">napríklad:</text:p>
      <text:p text:style-name="P2"/>
      <text:p text:style-name="Code"><text:tab/>infinite_pong_client localhost 8888</text:p>
      <text:p text:style-name="P2"/>
      <text:p text:style-name="P6">alebo</text:p>
      <text:p text:style-name="P6"/>
      <text:p text:style-name="Code"><text:tab/>infinite_pong_client <text:span text:style-name="T2">127.0.0.1</text:span> 8888</text:p>
      <text:p text:style-name="P2"/>
      <text:p text:style-name="P4">Po vykonaní príkazu od klienta sa otvorí okno s hrou u obidvoch hráčov (klienta aj servera).</text:p>
      <text:p text:style-name="P4"/>
      <text:h text:style-name="Heading_20_2" text:outline-level="2">Ovládanie hry</text:h>
      <text:p text:style-name="P9"><text:tab/>Aj klientská, aj serverová aplikácia sa ovládajú rovnakým spôsobom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W</text:p>
          </table:table-cell>
          <table:table-cell table:style-name="Table1.B1" office:value-type="string">
            <text:p text:style-name="P10">pohyb plošiny nahor</text:p>
          </table:table-cell>
        </table:table-row>
        <table:table-row>
          <table:table-cell table:style-name="Table1.A2" office:value-type="string">
            <text:p text:style-name="P10">S</text:p>
          </table:table-cell>
          <table:table-cell table:style-name="Table1.B2" office:value-type="string">
            <text:p text:style-name="P10">pohyb plošiny nadol</text:p>
          </table:table-cell>
        </table:table-row>
        <table:table-row>
          <table:table-cell table:style-name="Table1.A2" office:value-type="string">
            <text:p text:style-name="P10">Esc</text:p>
          </table:table-cell>
          <table:table-cell table:style-name="Table1.B2" office:value-type="string">
            <text:p text:style-name="P10">ukončenie a vyhodnotenie hry</text:p>
          </table:table-cell>
        </table:table-row>
      </table:table>
      <text:p text:style-name="Standard"/>
      <text:p text:style-name="P8"><text:tab/>Po ukončení hry sa jej vyhodnotenie zobrazí v termináli a vo vrchnej časti hracej plochy namiesto skóre.</text:p>
      <text:h text:style-name="P43" text:outline-level="1">Programátorská príručka</text:h>
      <text:p text:style-name="P17"><text:tab/>Hra “Infinite Pong” je sieťová hra pre dvoch hráčov implementovaná v jazyku C. Hra využíva funkcionalitu knižnice “<text:span text:style-name="T46">SDL2</text:span>” na graficky akcelerované vykresľovanie prvkov a rozšírenie <text:span text:style-name="T47">“SDL2_ttf”</text:span> na vykresľovanie písma pomocou “<text:span text:style-name="T46">SDL2</text:span>” knižnice. <text:span text:style-name="T27">Hra bola vyvíjaná na operačnom systéme </text:span><text:span text:style-name="T48">“Debian 8.6.0 </text:span><text:span text:style-name="T49">x64”</text:span><text:span text:style-name="T27">.</text:span></text:p>
      <text:p text:style-name="P11"><text:span text:style-name="T28"><text:tab/>Server</text:span> je zodpovedný za počítanie súradníc herných prvkov, načítavanie vstupov od seba aj klienta a vykresľovanie stavu hry.</text:p>
      <text:p text:style-name="P11"><text:span text:style-name="T28"><text:tab/>Klient</text:span> je zodpovedný za načítavanie vlastných vstupov, ich následné odosielanie serveru a vykresľovanie stavu hry na základe informácií poskytnutých serverom. Klient v sebe neobsahuje žiadnu logiku hry – tá je uložená na serveri.</text:p>
      <text:p text:style-name="P12"><text:tab/><text:span text:style-name="T55">V adresári práce sa nachádza ešte súbor “digital-7 (mono).ttf”. Je to súbor, ktorý obsahuje typ písma, ktoré používam na vypisovanie skóre v hre.</text:span></text:p>
      <text:h text:style-name="P44" text:outline-level="2">Kompilácia programu</text:h>
      <text:p text:style-name="P15"><text:tab/>Kompilácia serverovej / klientskej aplikácie je možná cez priložený Makefile alebo priamo cez terminál.</text:p>
      <text:p text:style-name="P16"><text:tab/></text:p>
      <text:p text:style-name="P16"><text:tab/>Kompilácia cez Makefile:</text:p>
      <text:p text:style-name="P31">make<text:tab/><text:tab/><text:tab/># vytvorí aj klientskú, aj serverovú aplikáciu</text:p>
      <text:p text:style-name="P31">make all <text:tab/><text:tab/># to isté ako 'make'</text:p>
      <text:p text:style-name="P31">make clean<text:tab/># vymaže existujúce objektové a binárne súbory</text:p>
      <text:p text:style-name="P32">make <text:span text:style-name="T43">infinite_pong_server</text:span><text:tab/># vytvorí spustiteľný súbor servera</text:p>
      <text:p text:style-name="P32">make <text:span text:style-name="T43">infinite_pong_client</text:span><text:tab/># vytvorí spustiteľný súbor klienta</text:p>
      <text:p text:style-name="P32"/>
      <text:p text:style-name="P18">Na kompiláciu oboch aplikácií stačí vykonať iba príkaz <text:span text:style-name="T5">make. </text:span><text:span text:style-name="T25">Pri rekompilácií oboch aplikácií je potrebné vykonať príkazy <text:s/></text:span><text:span text:style-name="T9">make clean </text:span><text:span text:style-name="T25">a následne</text:span><text:span text:style-name="T9"> make.</text:span></text:p>
      <text:p text:style-name="P15"/>
      <text:p text:style-name="P15"><text:tab/>Kompilácia <text:span text:style-name="T41">servera </text:span>cez terminál:</text:p>
      <text:p text:style-name="P33">gcc -I "/usr/include/SDL2" -c <text:span text:style-name="T41">infinite_pong_server.c</text:span> -lSDL2 -lSDL2_ttf -o <text:span text:style-name="T41">infinite_pong_server</text:span>.o</text:p>
      <text:p text:style-name="P33">gcc <text:span text:style-name="T41">infinite_pong_server.o</text:span> -lSDL2 -lSDL2_ttf -o <text:span text:style-name="T41">infinite_pong_server</text:span></text:p>
      <text:h text:style-name="Heading_20_2" text:outline-level="2">Požadované prvky v semestrálnej práci</text:h>
      <text:list xml:id="list1994063087960954886" text:style-name="L1">
        <text:list-item>
          <text:p text:style-name="P35">Polia</text:p>
          <text:list>
            <text:list-header>
              <text:p text:style-name="P34"><text:span text:style-name="T11">Väčšina polí je v aplikácií alokovaná v dynamickej pamäti. Každé <text:s/>takéto pole je dealokované funkciou </text:span><text:span text:style-name="T7">free()</text:span><text:span text:style-name="T13"> a následne </text:span><text:span text:style-name="T15">je adresa poľa </text:span><text:span text:style-name="T13">nastaven</text:span><text:span text:style-name="T15">á </text:span><text:span text:style-name="T13">na </text:span><text:span text:style-name="T7">NULL</text:span><text:span text:style-name="T13">.</text:span></text:p>
            </text:list-header>
          </text:list>
        </text:list-item>
      </text:list>
      <text:list xml:id="list8684632536449175635" text:style-name="L1">
        <text:list-item>
          <text:p text:style-name="P35"><text:span text:style-name="T10">Š</text:span>truktúry</text:p>
          <text:list>
            <text:list-header>
              <text:p text:style-name="P34"><text:span text:style-name="T45">Všetky štruktúry sú v aplikácií alokované v dynamickej pamäti. Každá takáto štruktúra je dealokovaná funkciou </text:span><text:span text:style-name="T7">free()</text:span><text:span text:style-name="T13"> a následne </text:span><text:span text:style-name="T15">je adresa </text:span><text:span text:style-name="T16">štruktúry</text:span><text:span text:style-name="T15"> </text:span><text:span text:style-name="T13">nastaven</text:span><text:span text:style-name="T15">á </text:span><text:span text:style-name="T13">na </text:span><text:span text:style-name="T7">NULL</text:span><text:span text:style-name="T13">. </text:span><text:span text:style-name="T24">Nižšie je uvedený zoznam vlastných štruktúr:</text:span></text:p>
            </text:list-header>
            <text:list-item>
              <text:p text:style-name="P36"><text:soft-page-break/><text:span text:style-name="T13">P</text:span><text:span text:style-name="T12">layer</text:span></text:p>
              <text:list>
                <text:list-header>
                  <text:p text:style-name="P37">- ukladá súradnice, výšku a šírku plošiny hráča</text:p>
                </text:list-header>
              </text:list>
            </text:list-item>
            <text:list-item>
              <text:p text:style-name="P40">Ball</text:p>
              <text:list>
                <text:list-header>
                  <text:p text:style-name="P37">- ukladá súradnice loptičky <text:span text:style-name="T36">a jej rýchlosť po osi </text:span><text:span text:style-name="T4">x</text:span><text:span text:style-name="T36"> a </text:span><text:span text:style-name="T4">y</text:span></text:p>
                </text:list-header>
              </text:list>
            </text:list-item>
            <text:list-item>
              <text:p text:style-name="P40">Game</text:p>
              <text:list>
                <text:list-header>
                  <text:p text:style-name="P38">- <text:span text:style-name="T35">ukladá šírku a výšku okna</text:span></text:p>
                </text:list-header>
              </text:list>
            </text:list-item>
            <text:list-item>
              <text:p text:style-name="P40">Init</text:p>
              <text:list>
                <text:list-header>
                  <text:p text:style-name="P38">- <text:span text:style-name="T35">správa posielaná po sieti od servera ku klientovi, ktorou server oznamuje inicializačné parametre hry klientovi.</text:span></text:p>
                </text:list-header>
              </text:list>
            </text:list-item>
            <text:list-item>
              <text:p text:style-name="P40">Message</text:p>
              <text:list>
                <text:list-header>
                  <text:p text:style-name="P39">- <text:span text:style-name="T35">správa posielaná po sieti striedavo medzi klientom a serverom, ktorou server / klient oznamuje informácie o stave hry klientovi / serveru.</text:span></text:p>
                </text:list-header>
              </text:list>
            </text:list-item>
          </text:list>
        </text:list-item>
      </text:list>
      <text:list xml:id="list5257533078012361816" text:style-name="L1">
        <text:list-item>
          <text:p text:style-name="P34"><text:span text:style-name="T29">S</text:span><text:span text:style-name="T28">merníková</text:span> aritmetika</text:p>
          <text:list>
            <text:list-header>
              <text:p text:style-name="P41"><text:span text:style-name="T42">Všetky jednoslovné </text:span>reťazc<text:span text:style-name="T42">e </text:span>v klientskej aj serverovej aplikácií sa vypisuje pomocou <text:span text:style-name="T42">smerníkovej aritmetiky </text:span>metód<text:span text:style-name="T42">ou </text:span>“printToTerminal”. <text:span text:style-name="T42">Tá</text:span> berie ako parametr<text:span text:style-name="T42">e</text:span> adresu reťazca a jeho dĺžku.</text:p>
            </text:list-header>
          </text:list>
        </text:list-item>
      </text:list>
      <text:list xml:id="list1709405083976618692" text:style-name="L1">
        <text:list-item>
          <text:p text:style-name="P35"><text:span text:style-name="T10">V</text:span>lákna</text:p>
          <text:list>
            <text:list-header>
              <text:p text:style-name="P42">Nie sú v použité v aplikácií.</text:p>
            </text:list-header>
          </text:list>
        </text:list-item>
      </text:list>
      <text:list xml:id="list463513742088246272" text:style-name="L1">
        <text:list-item>
          <text:p text:style-name="P35"><text:span text:style-name="T10">S</text:span>merníky na funkcie</text:p>
          <text:list>
            <text:list-header>
              <text:p text:style-name="P42">Nie sú v použité v aplikácií.</text:p>
            </text:list-header>
          </text:list>
        </text:list-item>
      </text:list>
      <text:list xml:id="list2527172076554644755" text:style-name="L1">
        <text:list-item>
          <text:p text:style-name="P35"><text:span text:style-name="T10">S</text:span>ockety</text:p>
          <text:list>
            <text:list-header>
              <text:p text:style-name="P34"><text:span text:style-name="T26">Klientská aj serverová aplikácia používa TCP socket. Socket je inicializovaný a uzatváraný vo funkcií </text:span><text:span text:style-name="T8">main()</text:span><text:span text:style-name="T14">.</text:span></text:p>
            </text:list-header>
          </text:list>
          <text:p text:style-name="P34"><text:span text:style-name="T14">K</text:span><text:span text:style-name="T19">omunikácia medzi klientom a serverom prebieha v nasledovných krokoch:</text:span></text:p>
        </text:list-item>
      </text:list>
      <text:p text:style-name="P13"><text:tab/>1) Prvý hráč spustí serverovú aplikáciu. Aplikácia začne sledovať prichádzajúce spojenia</text:p>
      <text:p text:style-name="P28">2) Druhý hráč spustí klientskú aplikáciu.</text:p>
      <text:p text:style-name="P28">3) Akonáhle sa klient pripojí na server, klient odošle serveru správu “start”.</text:p>
      <text:p text:style-name="P24"><text:span text:style-name="T12">4) Server prijíme správu “start” a následne naplní štruktúru “Init” údajmi potrebnými na inicializáciu hry u klienta. Po naplnení tejto štruktúry ju server odošle klientovi, ktorý si podľa nej nastaví parametre danej hry. Tým je zaistené, že klient aj server majú rovnako nastavené parametre hry </text:span><text:span text:style-name="T17">t.j. hra je férová pre oboch hráčov.</text:span></text:p>
      <text:p text:style-name="P24"><text:span text:style-name="T12">5) </text:span><text:span text:style-name="T18">Teraz klient aj server vôjdu do programového cyklu.</text:span></text:p>
      <text:p text:style-name="P24"><text:span text:style-name="T12">6) </text:span><text:span text:style-name="T20">Najprv server naplní štruktúru “Message”, ktorá v sebe nesie informácie o aktuálnom stave hry, a odošle ju klientovi cez vytvorený socket.</text:span></text:p>
      <text:p text:style-name="P24"><text:span text:style-name="T12">7) </text:span><text:span text:style-name="T20">Klient prijíme túto správu a naplní ňou svoju štruktúru “Message”. </text:span><text:span text:style-name="T21">Klient zároveň skontroluje, či prijatá správa nemá nastaven</text:span><text:span text:style-name="T22">ú premennú na ukončenie hry. Ak áno, </text:span><text:span text:style-name="T23">skočíme na krok 13)</text:span><text:span text:style-name="T22">.</text:span></text:p>
      <text:p text:style-name="P24"><text:span text:style-name="T12">8) </text:span><text:span text:style-name="T20">Klientská aplikácia načíta vstup z klávesnice, zapíše ju do svojej štruktúry “Message” a odošle správu serveru.</text:span></text:p>
      <text:p text:style-name="P29">9) Server túto správu prijíme.</text:p>
      <text:p text:style-name="P25"><text:soft-page-break/>10) <text:s/><text:span text:style-name="T12">Serverová aplikácia načíta vstup z klávesnice a vykoná akcie spojené s danými klávesami od klienta aj servera.</text:span></text:p>
      <text:p text:style-name="P26">11) <text:span text:style-name="T30">Server</text:span><text:span text:style-name="T21"> skontroluje, či prijatá správa nemá nastaven</text:span><text:span text:style-name="T22">ú premennú na ukončenie hry. Ak áno, </text:span><text:span text:style-name="T23">skočíme na krok 13)</text:span><text:span text:style-name="T22">; inak hra pokračuje ďalej.</text:span></text:p>
      <text:p text:style-name="P25">12) <text:span text:style-name="T31">Nakoniec sa vykreslia súradnice prvkov pre oboch hráčov. Teraz sa vrátime na krok 6).</text:span></text:p>
      <text:p text:style-name="P26">13) <text:span text:style-name="T32">H</text:span><text:span text:style-name="T22">ra sa ukončí pre oboch hráčov (preruší sa cyklus) a vyhodnotí.</text:span></text:p>
      <text:p text:style-name="P25">14) <text:span text:style-name="T33">Obom hráčom sa výsledok hry vypíše na obrazovku a okno hry sa im zatvorí.</text:span></text:p>
      <text:p text:style-name="P25">15) <text:span text:style-name="T34">Klient aj server upracú operačnú pamäť od dynamicky alokovaných štruktúr a vypnú “SDL2” knižnicu.</text:span></text:p>
      <text:p text:style-name="P25"/>
      <text:h text:style-name="P45" text:outline-level="2">Testovanie</text:h>
      <text:p text:style-name="P14">Hru som testoval na úniky pamäte (memory leaks) <text:span text:style-name="T38">nástrojom “Valgrind”</text:span>. Testoval som <text:span text:style-name="T38">serverovú</text:span> a <text:span text:style-name="T38">klientskú </text:span>aplikáciu <text:span text:style-name="T54">najprv</text:span> po dobu približne <text:span text:style-name="T54">10</text:span> minút , <text:span text:style-name="T54">a potom po dobu približne 20 minút</text:span>. <text:span text:style-name="T54">Chcel som tak zistiť, či je veľkosť únikov pamäte závislá od dĺžky spustenia programu.</text:span> <text:span text:style-name="T38">Výpisy pre serverovú a klientskú aplikáciu (v takomto poradí) z nástroja “Valgrind” sú uvedené nižšie.</text:span></text:p>
      <text:h text:style-name="P46" text:outline-level="3">Serverová aplikácia – Valgrind výpis 1</text:h>
      <text:p text:style-name="P22">andrej@hp:~/Desktop/infinite_pong_final$ time valgrind --leak-check=yes ./infinite_pong_server 8888</text:p>
      <text:p text:style-name="P22">==8922== Memcheck, a memory error detector</text:p>
      <text:p text:style-name="P22">==8922== Copyright (C) 2002-2013, and GNU GPL'd, by Julian Seward et al.</text:p>
      <text:p text:style-name="P22">==8922== Using Valgrind-3.10.0 and LibVEX; rerun with -h for copyright info</text:p>
      <text:p text:style-name="P22">==8922== Command: ./infinite_pong_server 8888</text:p>
      <text:p text:style-name="P22">==8922== </text:p>
      <text:p text:style-name="P22">The game shall begin!</text:p>
      <text:p text:style-name="P22">Setting up the game ...</text:p>
      <text:p text:style-name="P22">Koniec hry</text:p>
      <text:p text:style-name="P22">51:33</text:p>
      <text:p text:style-name="P22">Vyhral si! :D</text:p>
      <text:p text:style-name="P22">==8922== </text:p>
      <text:p text:style-name="P22">==8922== HEAP SUMMARY:</text:p>
      <text:p text:style-name="P22">==8922== <text:s text:c="4"/>in use at exit: 74,423 bytes in 514 blocks</text:p>
      <text:p text:style-name="P22">==8922== <text:s text:c="2"/>total heap usage: 1,705,705 allocs, 1,705,191 frees, 6,121,153,830 bytes allocated</text:p>
      <text:p text:style-name="P22">==8922== </text:p>
      <text:p text:style-name="P22">==8922== 33 bytes in 1 blocks are definitely lost in loss record 14 of 101</text:p>
      <text:p text:style-name="P22">==8922== <text:s text:c="3"/>at 0x4C28C20: malloc (vg_replace_malloc.c:296)</text:p>
      <text:p text:style-name="P22">==8922== <text:s text:c="3"/>by 0x636759C: XGetWindowProperty (in /usr/lib/x86_64-linux-gnu/libX11.so.6.3.0)</text:p>
      <text:p text:style-name="P22">==8922== <text:s text:c="3"/>by 0x4EE7E01: ??? (in /usr/lib/x86_64-linux-gnu/libSDL2-2.0.so.0.2.0)</text:p>
      <text:p text:style-name="P22">==8922== <text:s text:c="3"/>by 0x4EE85CF: ??? (in /usr/lib/x86_64-linux-gnu/libSDL2-2.0.so.0.2.0)</text:p>
      <text:p text:style-name="P22">==8922== <text:s text:c="3"/>by 0x4E7C456: ??? (in /usr/lib/x86_64-linux-gnu/libSDL2-2.0.so.0.2.0)</text:p>
      <text:p text:style-name="P22">==8922== <text:s text:c="3"/>by 0x4E7C4B3: ??? (in /usr/lib/x86_64-linux-gnu/libSDL2-2.0.so.0.2.0)</text:p>
      <text:p text:style-name="P22">==8922== <text:s text:c="3"/>by 0x4018E0: processEvents (infinite_pong_server.c:118)</text:p>
      <text:p text:style-name="P22">==8922== <text:s text:c="3"/>by 0x402A99: main (infinite_pong_server.c:628)</text:p>
      <text:p text:style-name="P22">==8922== </text:p>
      <text:p text:style-name="P22">==8922== 42 bytes in 2 blocks are definitely lost in loss record 29 of 101</text:p>
      <text:p text:style-name="P22">==8922== <text:s text:c="3"/>at 0x4C28C20: malloc (vg_replace_malloc.c:296)</text:p>
      <text:p text:style-name="P22">==8922== <text:s text:c="3"/>by 0x53C1989: strdup (strdup.c:42)</text:p>
      <text:p text:style-name="P22">==8922== <text:s text:c="3"/>by 0x63AC6C6: ??? (in /usr/lib/x86_64-linux-gnu/libX11.so.6.3.0)</text:p>
      <text:p text:style-name="P22">==8922== <text:s text:c="3"/>by 0x63AD4F4: _XimSetICValueData (in /usr/lib/x86_64-linux-gnu/libX11.so.6.3.0)</text:p>
      <text:p text:style-name="P22">==8922== <text:s text:c="3"/>by 0x63A8A28: _XimLocalCreateIC (in /usr/lib/x86_64-linux-gnu/libX11.so.6.3.0)</text:p>
      <text:p text:style-name="P22">==8922== <text:s text:c="3"/>by 0x638DE54: XCreateIC (in /usr/lib/x86_64-linux-gnu/libX11.so.6.3.0)</text:p>
      <text:p text:style-name="P22"><text:soft-page-break/>==8922== <text:s text:c="3"/>by 0x4EEFB30: ??? (in /usr/lib/x86_64-linux-gnu/libSDL2-2.0.so.0.2.0)</text:p>
      <text:p text:style-name="P22">==8922== <text:s text:c="3"/>by 0x4EEFF45: ??? (in /usr/lib/x86_64-linux-gnu/libSDL2-2.0.so.0.2.0)</text:p>
      <text:p text:style-name="P22">==8922== <text:s text:c="3"/>by 0x4EE30CB: ??? (in /usr/lib/x86_64-linux-gnu/libSDL2-2.0.so.0.2.0)</text:p>
      <text:p text:style-name="P22">==8922== <text:s text:c="3"/>by 0x4EE2ECF: ??? (in /usr/lib/x86_64-linux-gnu/libSDL2-2.0.so.0.2.0)</text:p>
      <text:p text:style-name="P22">==8922== <text:s text:c="3"/>by 0x4E4D486: ??? (in /usr/lib/x86_64-linux-gnu/libSDL2-2.0.so.0.2.0)</text:p>
      <text:p text:style-name="P22">==8922== <text:s text:c="3"/>by 0x402811: main (infinite_pong_server.c:544)</text:p>
      <text:p text:style-name="P22">==8922== </text:p>
      <text:p text:style-name="P22">==8922== 42 bytes in 2 blocks are definitely lost in loss record 30 of 101</text:p>
      <text:p text:style-name="P22">==8922== <text:s text:c="3"/>at 0x4C28C20: malloc (vg_replace_malloc.c:296)</text:p>
      <text:p text:style-name="P22">==8922== <text:s text:c="3"/>by 0x53C1989: strdup (strdup.c:42)</text:p>
      <text:p text:style-name="P22">==8922== <text:s text:c="3"/>by 0x63AC6C6: ??? (in /usr/lib/x86_64-linux-gnu/libX11.so.6.3.0)</text:p>
      <text:p text:style-name="P22">==8922== <text:s text:c="3"/>by 0x63AD4F4: _XimSetICValueData (in /usr/lib/x86_64-linux-gnu/libX11.so.6.3.0)</text:p>
      <text:p text:style-name="P22">==8922== <text:s text:c="3"/>by 0x63A8A28: _XimLocalCreateIC (in /usr/lib/x86_64-linux-gnu/libX11.so.6.3.0)</text:p>
      <text:p text:style-name="P22">==8922== <text:s text:c="3"/>by 0x638DE54: XCreateIC (in /usr/lib/x86_64-linux-gnu/libX11.so.6.3.0)</text:p>
      <text:p text:style-name="P22">==8922== <text:s text:c="3"/>by 0x4EEFB30: ??? (in /usr/lib/x86_64-linux-gnu/libSDL2-2.0.so.0.2.0)</text:p>
      <text:p text:style-name="P22">==8922== <text:s text:c="3"/>by 0x4EEFF45: ??? (in /usr/lib/x86_64-linux-gnu/libSDL2-2.0.so.0.2.0)</text:p>
      <text:p text:style-name="P22">==8922== <text:s text:c="3"/>by 0x4EE30CB: ??? (in /usr/lib/x86_64-linux-gnu/libSDL2-2.0.so.0.2.0)</text:p>
      <text:p text:style-name="P22">==8922== <text:s text:c="3"/>by 0x40283D: main (infinite_pong_server.c:547)</text:p>
      <text:p text:style-name="P22">==8922== </text:p>
      <text:p text:style-name="P22">==8922== LEAK SUMMARY:</text:p>
      <text:p text:style-name="P22">==8922== <text:s text:c="3"/>definitely lost: 117 bytes in 5 blocks</text:p>
      <text:p text:style-name="P22">==8922== <text:s text:c="3"/>indirectly lost: 0 bytes in 0 blocks</text:p>
      <text:p text:style-name="P22">==8922== <text:s text:c="5"/>possibly lost: 0 bytes in 0 blocks</text:p>
      <text:p text:style-name="P22">==8922== <text:s text:c="3"/>still reachable: 74,306 bytes in 509 blocks</text:p>
      <text:p text:style-name="P22">==8922== <text:s text:c="8"/>suppressed: 0 bytes in 0 blocks</text:p>
      <text:p text:style-name="P22">==8922== Reachable blocks (those to which a pointer was found) are not shown.</text:p>
      <text:p text:style-name="P22">==8922== To see them, rerun with: --leak-check=full --show-leak-kinds=all</text:p>
      <text:p text:style-name="P22">==8922== </text:p>
      <text:p text:style-name="P22">==8922== For counts of detected and suppressed errors, rerun with: -v</text:p>
      <text:p text:style-name="P22">==8922== ERROR SUMMARY: 3 errors from 3 contexts (suppressed: 4 from 1)</text:p>
      <text:p text:style-name="P22"/>
      <text:p text:style-name="P22">real<text:tab/>10m46.787s</text:p>
      <text:p text:style-name="P22">user<text:tab/>3m5.044s</text:p>
      <text:p text:style-name="P22">sys<text:tab/>0m10.408s</text:p>
      <text:p text:style-name="Text_20_body"/>
      <text:h text:style-name="P47" text:outline-level="3">Serverová aplikácia – Valgrind výpis 2</text:h>
      <text:p text:style-name="P19">andrej@hp:~/Desktop/infinite_pong_final$ time valgrind --leak-check=yes ./infinite_pong_server 8888</text:p>
      <text:p text:style-name="P19">==6677== Memcheck, a memory error detector</text:p>
      <text:p text:style-name="P19">==6677== Copyright (C) 2002-2013, and GNU GPL'd, by Julian Seward et al.</text:p>
      <text:p text:style-name="P19">==6677== Using Valgrind-3.10.0 and LibVEX; rerun with -h for copyright info</text:p>
      <text:p text:style-name="P19">==6677== Command: ./infinite_pong_server 8888</text:p>
      <text:p text:style-name="P19">==6677== </text:p>
      <text:p text:style-name="P19">The game shall begin!</text:p>
      <text:p text:style-name="P19">Setting up the game ...</text:p>
      <text:p text:style-name="P19">Koniec hry</text:p>
      <text:p text:style-name="P19">245:246</text:p>
      <text:p text:style-name="P19">Prehral si :(</text:p>
      <text:p text:style-name="P19">==6677== </text:p>
      <text:p text:style-name="P19">==6677== HEAP SUMMARY:</text:p>
      <text:p text:style-name="P19">==6677== <text:s text:c="4"/>in use at exit: 74,423 bytes in 514 blocks</text:p>
      <text:p text:style-name="P19">==6677== <text:s text:c="2"/>total heap usage: 3,583,077 allocs, 3,582,563 frees, 16,713,114,570 bytes allocated</text:p>
      <text:p text:style-name="P19">==6677== </text:p>
      <text:p text:style-name="P19">==6677== 33 bytes in 1 blocks are definitely lost in loss record 14 of 101</text:p>
      <text:p text:style-name="P19">==6677== <text:s text:c="3"/>at 0x4C28C20: malloc (vg_replace_malloc.c:296)</text:p>
      <text:p text:style-name="P19">==6677== <text:s text:c="3"/>by 0x636759C: XGetWindowProperty (in /usr/lib/x86_64-linux-gnu/libX11.so.6.3.0)</text:p>
      <text:p text:style-name="P19">==6677== <text:s text:c="3"/>by 0x4EE7E01: ??? (in /usr/lib/x86_64-linux-gnu/libSDL2-2.0.so.0.2.0)</text:p>
      <text:p text:style-name="P19">==6677== <text:s text:c="3"/>by 0x4EE85CF: ??? (in /usr/lib/x86_64-linux-gnu/libSDL2-2.0.so.0.2.0)</text:p>
      <text:p text:style-name="P19">==6677== <text:s text:c="3"/>by 0x4E7C456: ??? (in /usr/lib/x86_64-linux-gnu/libSDL2-2.0.so.0.2.0)</text:p>
      <text:p text:style-name="P19">==6677== <text:s text:c="3"/>by 0x4E7C4B3: ??? (in /usr/lib/x86_64-linux-gnu/libSDL2-2.0.so.0.2.0)</text:p>
      <text:p text:style-name="P19">==6677== <text:s text:c="3"/>by 0x4018E0: processEvents (infinite_pong_server.c:118)</text:p>
      <text:p text:style-name="P19">==6677== <text:s text:c="3"/>by 0x402A99: main (infinite_pong_server.c:628)</text:p>
      <text:p text:style-name="P19">==6677== </text:p>
      <text:p text:style-name="P19">==6677== 42 bytes in 2 blocks are definitely lost in loss record 29 of 101</text:p>
      <text:p text:style-name="P19">==6677== <text:s text:c="3"/>at 0x4C28C20: malloc (vg_replace_malloc.c:296)</text:p>
      <text:p text:style-name="P19">==6677== <text:s text:c="3"/>by 0x53C1989: strdup (strdup.c:42)</text:p>
      <text:p text:style-name="P19">==6677== <text:s text:c="3"/>by 0x63AC6C6: ??? (in /usr/lib/x86_64-linux-gnu/libX11.so.6.3.0)</text:p>
      <text:p text:style-name="P19">==6677== <text:s text:c="3"/>by 0x63AD4F4: _XimSetICValueData (in /usr/lib/x86_64-linux-gnu/libX11.so.6.3.0)</text:p>
      <text:p text:style-name="P19">==6677== <text:s text:c="3"/>by 0x63A8A28: _XimLocalCreateIC (in /usr/lib/x86_64-linux-gnu/libX11.so.6.3.0)</text:p>
      <text:p text:style-name="P19">==6677== <text:s text:c="3"/>by 0x638DE54: XCreateIC (in /usr/lib/x86_64-linux-gnu/libX11.so.6.3.0)</text:p>
      <text:p text:style-name="P19">==6677== <text:s text:c="3"/>by 0x4EEFB30: ??? (in /usr/lib/x86_64-linux-gnu/libSDL2-2.0.so.0.2.0)</text:p>
      <text:p text:style-name="P19">==6677== <text:s text:c="3"/>by 0x4EEFF45: ??? (in /usr/lib/x86_64-linux-gnu/libSDL2-2.0.so.0.2.0)</text:p>
      <text:p text:style-name="P19">==6677== <text:s text:c="3"/>by 0x4EE30CB: ??? (in /usr/lib/x86_64-linux-gnu/libSDL2-2.0.so.0.2.0)</text:p>
      <text:p text:style-name="P19">==6677== <text:s text:c="3"/>by 0x4EE2ECF: ??? (in /usr/lib/x86_64-linux-gnu/libSDL2-2.0.so.0.2.0)</text:p>
      <text:p text:style-name="P19">==6677== <text:s text:c="3"/>by 0x4E4D486: ??? (in /usr/lib/x86_64-linux-gnu/libSDL2-2.0.so.0.2.0)</text:p>
      <text:p text:style-name="P19">==6677== <text:s text:c="3"/>by 0x402811: main (infinite_pong_server.c:544)</text:p>
      <text:p text:style-name="P19"><text:soft-page-break/>==6677== </text:p>
      <text:p text:style-name="P19">==6677== 42 bytes in 2 blocks are definitely lost in loss record 30 of 101</text:p>
      <text:p text:style-name="P19">==6677== <text:s text:c="3"/>at 0x4C28C20: malloc (vg_replace_malloc.c:296)</text:p>
      <text:p text:style-name="P19">==6677== <text:s text:c="3"/>by 0x53C1989: strdup (strdup.c:42)</text:p>
      <text:p text:style-name="P19">==6677== <text:s text:c="3"/>by 0x63AC6C6: ??? (in /usr/lib/x86_64-linux-gnu/libX11.so.6.3.0)</text:p>
      <text:p text:style-name="P19">==6677== <text:s text:c="3"/>by 0x63AD4F4: _XimSetICValueData (in /usr/lib/x86_64-linux-gnu/libX11.so.6.3.0)</text:p>
      <text:p text:style-name="P19">==6677== <text:s text:c="3"/>by 0x63A8A28: _XimLocalCreateIC (in /usr/lib/x86_64-linux-gnu/libX11.so.6.3.0)</text:p>
      <text:p text:style-name="P19">==6677== <text:s text:c="3"/>by 0x638DE54: XCreateIC (in /usr/lib/x86_64-linux-gnu/libX11.so.6.3.0)</text:p>
      <text:p text:style-name="P19">==6677== <text:s text:c="3"/>by 0x4EEFB30: ??? (in /usr/lib/x86_64-linux-gnu/libSDL2-2.0.so.0.2.0)</text:p>
      <text:p text:style-name="P19">==6677== <text:s text:c="3"/>by 0x4EEFF45: ??? (in /usr/lib/x86_64-linux-gnu/libSDL2-2.0.so.0.2.0)</text:p>
      <text:p text:style-name="P19">==6677== <text:s text:c="3"/>by 0x4EE30CB: ??? (in /usr/lib/x86_64-linux-gnu/libSDL2-2.0.so.0.2.0)</text:p>
      <text:p text:style-name="P19">==6677== <text:s text:c="3"/>by 0x40283D: main (infinite_pong_server.c:547)</text:p>
      <text:p text:style-name="P19">==6677== </text:p>
      <text:p text:style-name="P19">==6677== LEAK SUMMARY:</text:p>
      <text:p text:style-name="P19">==6677== <text:s text:c="3"/>definitely lost: 117 bytes in 5 blocks</text:p>
      <text:p text:style-name="P19">==6677== <text:s text:c="3"/>indirectly lost: 0 bytes in 0 blocks</text:p>
      <text:p text:style-name="P19">==6677== <text:s text:c="5"/>possibly lost: 0 bytes in 0 blocks</text:p>
      <text:p text:style-name="P19">==6677== <text:s text:c="3"/>still reachable: 74,306 bytes in 509 blocks</text:p>
      <text:p text:style-name="P19">==6677== <text:s text:c="8"/>suppressed: 0 bytes in 0 blocks</text:p>
      <text:p text:style-name="P19">==6677== Reachable blocks (those to which a pointer was found) are not shown.</text:p>
      <text:p text:style-name="P19">==6677== To see them, rerun with: --leak-check=full --show-leak-kinds=all</text:p>
      <text:p text:style-name="P19">==6677== </text:p>
      <text:p text:style-name="P19">==6677== For counts of detected and suppressed errors, rerun with: -v</text:p>
      <text:p text:style-name="P19">==6677== ERROR SUMMARY: 3 errors from 3 contexts (suppressed: 4 from 1)</text:p>
      <text:p text:style-name="P19"/>
      <text:p text:style-name="P19">real<text:tab/>23m12.868s</text:p>
      <text:p text:style-name="P19">user<text:tab/>7m7.244s</text:p>
      <text:p text:style-name="P19">sys<text:tab/>0m21.128s</text:p>
      <text:h text:style-name="P48" text:outline-level="3"><text:span text:style-name="T50">Klientská </text:span>aplikácia – Valgrind výpis <text:span text:style-name="T50">1</text:span></text:h>
      <text:p text:style-name="P22">andrej@hp:~/Desktop/infinite_pong_final$ time valgrind --leak-check=yes ./infinite_pong_client localhost 8888</text:p>
      <text:p text:style-name="P22">==8923== Memcheck, a memory error detector</text:p>
      <text:p text:style-name="P22">==8923== Copyright (C) 2002-2013, and GNU GPL'd, by Julian Seward et al.</text:p>
      <text:p text:style-name="P22">==8923== Using Valgrind-3.10.0 and LibVEX; rerun with -h for copyright info</text:p>
      <text:p text:style-name="P22">==8923== Command: ./infinite_pong_client localhost 8888</text:p>
      <text:p text:style-name="P22">==8923== </text:p>
      <text:p text:style-name="P22">Koniec hry - server</text:p>
      <text:p text:style-name="P22">51:33</text:p>
      <text:p text:style-name="P22">Prehral si :(</text:p>
      <text:p text:style-name="P22">==8923== </text:p>
      <text:p text:style-name="P22">==8923== HEAP SUMMARY:</text:p>
      <text:p text:style-name="P22">==8923== <text:s text:c="4"/>in use at exit: 74,390 bytes in 513 blocks</text:p>
      <text:p text:style-name="P22">==8923== <text:s text:c="2"/>total heap usage: 1,705,720 allocs, 1,705,207 frees, 6,121,130,187 bytes allocated</text:p>
      <text:p text:style-name="P22">==8923== </text:p>
      <text:p text:style-name="P22">==8923== 42 bytes in 2 blocks are definitely lost in loss record 28 of 100</text:p>
      <text:p text:style-name="P22">==8923== <text:s text:c="3"/>at 0x4C28C20: malloc (vg_replace_malloc.c:296)</text:p>
      <text:p text:style-name="P22">==8923== <text:s text:c="3"/>by 0x53C1989: strdup (strdup.c:42)</text:p>
      <text:p text:style-name="P22">==8923== <text:s text:c="3"/>by 0x63AC6C6: ??? (in /usr/lib/x86_64-linux-gnu/libX11.so.6.3.0)</text:p>
      <text:p text:style-name="P22">==8923== <text:s text:c="3"/>by 0x63AD4F4: _XimSetICValueData (in /usr/lib/x86_64-linux-gnu/libX11.so.6.3.0)</text:p>
      <text:p text:style-name="P22">==8923== <text:s text:c="3"/>by 0x63A8A28: _XimLocalCreateIC (in /usr/lib/x86_64-linux-gnu/libX11.so.6.3.0)</text:p>
      <text:p text:style-name="P22">==8923== <text:s text:c="3"/>by 0x638DE54: XCreateIC (in /usr/lib/x86_64-linux-gnu/libX11.so.6.3.0)</text:p>
      <text:p text:style-name="P22">==8923== <text:s text:c="3"/>by 0x4EEFB30: ??? (in /usr/lib/x86_64-linux-gnu/libSDL2-2.0.so.0.2.0)</text:p>
      <text:p text:style-name="P22">==8923== <text:s text:c="3"/>by 0x4EEFF45: ??? (in /usr/lib/x86_64-linux-gnu/libSDL2-2.0.so.0.2.0)</text:p>
      <text:p text:style-name="P22">==8923== <text:s text:c="3"/>by 0x4EE30CB: ??? (in /usr/lib/x86_64-linux-gnu/libSDL2-2.0.so.0.2.0)</text:p>
      <text:p text:style-name="P22">==8923== <text:s text:c="3"/>by 0x4EE2ECF: ??? (in /usr/lib/x86_64-linux-gnu/libSDL2-2.0.so.0.2.0)</text:p>
      <text:p text:style-name="P22">==8923== <text:s text:c="3"/>by 0x4E4D486: ??? (in /usr/lib/x86_64-linux-gnu/libSDL2-2.0.so.0.2.0)</text:p>
      <text:p text:style-name="P22">==8923== <text:s text:c="3"/>by 0x401BFC: main (infinite_pong_client.c:269)</text:p>
      <text:p text:style-name="P22">==8923== </text:p>
      <text:p text:style-name="P22">==8923== 42 bytes in 2 blocks are definitely lost in loss record 29 of 100</text:p>
      <text:p text:style-name="P22">==8923== <text:s text:c="3"/>at 0x4C28C20: malloc (vg_replace_malloc.c:296)</text:p>
      <text:p text:style-name="P22">==8923== <text:s text:c="3"/>by 0x53C1989: strdup (strdup.c:42)</text:p>
      <text:p text:style-name="P22">==8923== <text:s text:c="3"/>by 0x63AC6C6: ??? (in /usr/lib/x86_64-linux-gnu/libX11.so.6.3.0)</text:p>
      <text:p text:style-name="P22">==8923== <text:s text:c="3"/>by 0x63AD4F4: _XimSetICValueData (in /usr/lib/x86_64-linux-gnu/libX11.so.6.3.0)</text:p>
      <text:p text:style-name="P22">==8923== <text:s text:c="3"/>by 0x63A8A28: _XimLocalCreateIC (in /usr/lib/x86_64-linux-gnu/libX11.so.6.3.0)</text:p>
      <text:p text:style-name="P22">==8923== <text:s text:c="3"/>by 0x638DE54: XCreateIC (in /usr/lib/x86_64-linux-gnu/libX11.so.6.3.0)</text:p>
      <text:p text:style-name="P22">==8923== <text:s text:c="3"/>by 0x4EEFB30: ??? (in /usr/lib/x86_64-linux-gnu/libSDL2-2.0.so.0.2.0)</text:p>
      <text:p text:style-name="P22">==8923== <text:s text:c="3"/>by 0x4EEFF45: ??? (in /usr/lib/x86_64-linux-gnu/libSDL2-2.0.so.0.2.0)</text:p>
      <text:p text:style-name="P22">==8923== <text:s text:c="3"/>by 0x4EE30CB: ??? (in /usr/lib/x86_64-linux-gnu/libSDL2-2.0.so.0.2.0)</text:p>
      <text:p text:style-name="P22"><text:soft-page-break/>==8923== <text:s text:c="3"/>by 0x401C28: main (infinite_pong_client.c:272)</text:p>
      <text:p text:style-name="P22">==8923== </text:p>
      <text:p text:style-name="P22">==8923== LEAK SUMMARY:</text:p>
      <text:p text:style-name="P22">==8923== <text:s text:c="3"/>definitely lost: 84 bytes in 4 blocks</text:p>
      <text:p text:style-name="P22">==8923== <text:s text:c="3"/>indirectly lost: 0 bytes in 0 blocks</text:p>
      <text:p text:style-name="P22">==8923== <text:s text:c="5"/>possibly lost: 0 bytes in 0 blocks</text:p>
      <text:p text:style-name="P22">==8923== <text:s text:c="3"/>still reachable: 74,306 bytes in 509 blocks</text:p>
      <text:p text:style-name="P22">==8923== <text:s text:c="8"/>suppressed: 0 bytes in 0 blocks</text:p>
      <text:p text:style-name="P22">==8923== Reachable blocks (those to which a pointer was found) are not shown.</text:p>
      <text:p text:style-name="P22">==8923== To see them, rerun with: --leak-check=full --show-leak-kinds=all</text:p>
      <text:p text:style-name="P22">==8923== </text:p>
      <text:p text:style-name="P22">==8923== For counts of detected and suppressed errors, rerun with: -v</text:p>
      <text:p text:style-name="P22">==8923== ERROR SUMMARY: 2 errors from 2 contexts (suppressed: 4 from 1)</text:p>
      <text:p text:style-name="P22"/>
      <text:p text:style-name="P22">real<text:tab/>10m45.643s</text:p>
      <text:p text:style-name="P22">user<text:tab/>3m11.432s</text:p>
      <text:p text:style-name="P22">sys<text:tab/>0m8.088s</text:p>
      <text:p text:style-name="P20"/>
      <text:h text:style-name="P49" text:outline-level="3">Klientská aplikácia – Valgrind výpis 2</text:h>
      <text:p text:style-name="P19">andrej@hp:~/Desktop/infinite_pong_final$ time valgrind --leak-check=yes ./infinite_pong_client localhost 8888</text:p>
      <text:p text:style-name="P19">==6681== Memcheck, a memory error detector</text:p>
      <text:p text:style-name="P19">==6681== Copyright (C) 2002-2013, and GNU GPL'd, by Julian Seward et al.</text:p>
      <text:p text:style-name="P19">==6681== Using Valgrind-3.10.0 and LibVEX; rerun with -h for copyright info</text:p>
      <text:p text:style-name="P19">==6681== Command: ./infinite_pong_client localhost 8888</text:p>
      <text:p text:style-name="P19">==6681== </text:p>
      <text:p text:style-name="P19">Koniec hry - server</text:p>
      <text:p text:style-name="P19">245:246</text:p>
      <text:p text:style-name="P19">Vyhral si! :D</text:p>
      <text:p text:style-name="P19">==6681== </text:p>
      <text:p text:style-name="P19">==6681== HEAP SUMMARY:</text:p>
      <text:p text:style-name="P19">==6681== <text:s text:c="4"/>in use at exit: 74,390 bytes in 513 blocks</text:p>
      <text:p text:style-name="P19">==6681== <text:s text:c="2"/>total heap usage: 3,582,913 allocs, 3,582,400 frees, 16,713,052,643 bytes allocated</text:p>
      <text:p text:style-name="P19">==6681== </text:p>
      <text:p text:style-name="P19">==6681== 42 bytes in 2 blocks are definitely lost in loss record 28 of 100</text:p>
      <text:p text:style-name="P19">==6681== <text:s text:c="3"/>at 0x4C28C20: malloc (vg_replace_malloc.c:296)</text:p>
      <text:p text:style-name="P19">==6681== <text:s text:c="3"/>by 0x53C1989: strdup (strdup.c:42)</text:p>
      <text:p text:style-name="P19">==6681== <text:s text:c="3"/>by 0x63AC6C6: ??? (in /usr/lib/x86_64-linux-gnu/libX11.so.6.3.0)</text:p>
      <text:p text:style-name="P19">==6681== <text:s text:c="3"/>by 0x63AD4F4: _XimSetICValueData (in /usr/lib/x86_64-linux-gnu/libX11.so.6.3.0)</text:p>
      <text:p text:style-name="P19">==6681== <text:s text:c="3"/>by 0x63A8A28: _XimLocalCreateIC (in /usr/lib/x86_64-linux-gnu/libX11.so.6.3.0)</text:p>
      <text:p text:style-name="P19">==6681== <text:s text:c="3"/>by 0x638DE54: XCreateIC (in /usr/lib/x86_64-linux-gnu/libX11.so.6.3.0)</text:p>
      <text:p text:style-name="P19">==6681== <text:s text:c="3"/>by 0x4EEFB30: ??? (in /usr/lib/x86_64-linux-gnu/libSDL2-2.0.so.0.2.0)</text:p>
      <text:p text:style-name="P19">==6681== <text:s text:c="3"/>by 0x4EEFF45: ??? (in /usr/lib/x86_64-linux-gnu/libSDL2-2.0.so.0.2.0)</text:p>
      <text:p text:style-name="P19">==6681== <text:s text:c="3"/>by 0x4EE30CB: ??? (in /usr/lib/x86_64-linux-gnu/libSDL2-2.0.so.0.2.0)</text:p>
      <text:p text:style-name="P19">==6681== <text:s text:c="3"/>by 0x4EE2ECF: ??? (in /usr/lib/x86_64-linux-gnu/libSDL2-2.0.so.0.2.0)</text:p>
      <text:p text:style-name="P19">==6681== <text:s text:c="3"/>by 0x4E4D486: ??? (in /usr/lib/x86_64-linux-gnu/libSDL2-2.0.so.0.2.0)</text:p>
      <text:p text:style-name="P19">==6681== <text:s text:c="3"/>by 0x401BFC: main (infinite_pong_client.c:269)</text:p>
      <text:p text:style-name="P19">==6681== </text:p>
      <text:p text:style-name="P19">==6681== 42 bytes in 2 blocks are definitely lost in loss record 29 of 100</text:p>
      <text:p text:style-name="P19">==6681== <text:s text:c="3"/>at 0x4C28C20: malloc (vg_replace_malloc.c:296)</text:p>
      <text:p text:style-name="P19">==6681== <text:s text:c="3"/>by 0x53C1989: strdup (strdup.c:42)</text:p>
      <text:p text:style-name="P19">==6681== <text:s text:c="3"/>by 0x63AC6C6: ??? (in /usr/lib/x86_64-linux-gnu/libX11.so.6.3.0)</text:p>
      <text:p text:style-name="P19">==6681== <text:s text:c="3"/>by 0x63AD4F4: _XimSetICValueData (in /usr/lib/x86_64-linux-gnu/libX11.so.6.3.0)</text:p>
      <text:p text:style-name="P19">==6681== <text:s text:c="3"/>by 0x63A8A28: _XimLocalCreateIC (in /usr/lib/x86_64-linux-gnu/libX11.so.6.3.0)</text:p>
      <text:p text:style-name="P19">==6681== <text:s text:c="3"/>by 0x638DE54: XCreateIC (in /usr/lib/x86_64-linux-gnu/libX11.so.6.3.0)</text:p>
      <text:p text:style-name="P19">==6681== <text:s text:c="3"/>by 0x4EEFB30: ??? (in /usr/lib/x86_64-linux-gnu/libSDL2-2.0.so.0.2.0)</text:p>
      <text:p text:style-name="P19">==6681== <text:s text:c="3"/>by 0x4EEFF45: ??? (in /usr/lib/x86_64-linux-gnu/libSDL2-2.0.so.0.2.0)</text:p>
      <text:p text:style-name="P19">==6681== <text:s text:c="3"/>by 0x4EE30CB: ??? (in /usr/lib/x86_64-linux-gnu/libSDL2-2.0.so.0.2.0)</text:p>
      <text:p text:style-name="P19"><text:soft-page-break/>==6681== <text:s text:c="3"/>by 0x401C28: main (infinite_pong_client.c:272)</text:p>
      <text:p text:style-name="P19">==6681== </text:p>
      <text:p text:style-name="P19">==6681== LEAK SUMMARY:</text:p>
      <text:p text:style-name="P19">==6681== <text:s text:c="3"/>definitely lost: 84 bytes in 4 blocks</text:p>
      <text:p text:style-name="P19">==6681== <text:s text:c="3"/>indirectly lost: 0 bytes in 0 blocks</text:p>
      <text:p text:style-name="P19">==6681== <text:s text:c="5"/>possibly lost: 0 bytes in 0 blocks</text:p>
      <text:p text:style-name="P19">==6681== <text:s text:c="3"/>still reachable: 74,306 bytes in 509 blocks</text:p>
      <text:p text:style-name="P19">==6681== <text:s text:c="8"/>suppressed: 0 bytes in 0 blocks</text:p>
      <text:p text:style-name="P19">==6681== Reachable blocks (those to which a pointer was found) are not shown.</text:p>
      <text:p text:style-name="P19">==6681== To see them, rerun with: --leak-check=full --show-leak-kinds=all</text:p>
      <text:p text:style-name="P19">==6681== </text:p>
      <text:p text:style-name="P19">==6681== For counts of detected and suppressed errors, rerun with: -v</text:p>
      <text:p text:style-name="P19">==6681== ERROR SUMMARY: 2 errors from 2 contexts (suppressed: 4 from 1)</text:p>
      <text:p text:style-name="P19"/>
      <text:p text:style-name="P19">real<text:tab/>23m11.463s</text:p>
      <text:p text:style-name="P19">user<text:tab/>7m17.720s</text:p>
      <text:p text:style-name="P19">sys<text:tab/>0m16.424s</text:p>
      <text:h text:style-name="P45" text:outline-level="2">Vyhodnotenie testovania</text:h>
      <text:p text:style-name="Text_20_body"><text:tab/>Z testovania klientskej aj serverovej aplikácie vyplýva, že v <text:span text:style-name="T44">obidvoch </text:span>aplikáci<text:span text:style-name="T44">ách </text:span>úniky pamäte existujú. Tie <text:span text:style-name="T39">nie </text:span>sú <text:span text:style-name="T39">spôsobené nevhodnou správou pamäte z mojej strany,</text:span> ale použitou knižnicou “SDL2” a <text:span text:style-name="T52">knižnicou </text:span>zobrazovac<text:span text:style-name="T52">ieho </text:span>server<text:span text:style-name="T52">a </text:span>“Xorg” - “<text:span text:style-name="T51">Xlib</text:span>”, <text:span text:style-name="T39">s ktorým “SDL2” knižnica spolupracuje.</text:span></text:p>
      <text:p text:style-name="Text_20_body"><text:tab/>Snažil som sa použiť aj univerzálne dátové typy “int32_t” z knižnice “stdint.h”, avšak to vytváralo ešte viac únikov pamäte pri použití knižnice “SDL2”. Nakoniec som sa rozhodol pre jednoduchosť <text:span text:style-name="T40">a kompatibilitu s knižnicou</text:span> “<text:span text:style-name="T40">SDL2</text:span>” použiť štandardný celočíselný typ “int”, ktorý vytváral najmenej únikov pamäte. <text:span text:style-name="T40">Úniky pamäte boli v takomto prípade malé (rádovo niekoľko desiatok bajtov).</text:span></text:p>
      <text:p text:style-name="Text_20_body"><text:tab/><text:span text:style-name="T53">Pri hľadaní, prečo sa úniky pamäte dejú, som narazil na niekoľko linkov, ktoré hovoria, že sa týmto únikom nedá zabrániť, aj keď korektne vypneme SDL v programe, viď:</text:span></text:p>
      <text:p text:style-name="P21"><text:a xlink:type="simple" xlink:href="http://stackoverflow.com/questions/24219887/big-memory-leak-in-sdl-init" text:style-name="Internet_20_link" text:visited-style-name="Visited_20_Internet_20_Link">http://stackoverflow.com/questions/24219887/big-memory-leak-in-sdl-init</text:a></text:p>
      <text:p text:style-name="P21"><text:a xlink:type="simple" xlink:href="http://stackoverflow.com/questions/1997171/why-does-valgrind-say-basic-sdl-program-is-leaking-memory" text:style-name="Internet_20_link" text:visited-style-name="Visited_20_Internet_20_Link">http://stackoverflow.com/questions/1997171/why-does-valgrind-say-basic-sdl-program-is-leaking-memory</text:a></text:p>
      <text:p text:style-name="P21"><text:a xlink:type="simple" xlink:href="http://sdl.libsdl.narkive.com/mMaqsecM/why-sdl-is-reported-memory-leak-by-valgrind" text:style-name="Internet_20_link" text:visited-style-name="Visited_20_Internet_20_Link">http://sdl.libsdl.narkive.com/mMaqsecM/why-sdl-is-reported-memory-leak-by-valgrind</text:a></text:p>
      <text:p text:style-name="P21"/>
      <text:h text:style-name="P43" text:outline-level="1">Zdroje</text:h>
      <text:p text:style-name="P27"><text:a xlink:type="simple" xlink:href="https://www.libsdl.org/projects/SDL_ttf/" text:style-name="Internet_20_link" text:visited-style-name="Visited_20_Internet_20_Link">https://www.libsdl.org/projects/SDL_ttf/</text:a></text:p>
      <text:p text:style-name="P27"><text:a xlink:type="simple" xlink:href="https://packages.debian.org/search?searchon=sourcenames&amp;keywords=freetype" text:style-name="Internet_20_link" text:visited-style-name="Visited_20_Internet_20_Link">https://packages.debian.org/search?searchon=sourcenames&amp;keywords=freetype</text:a></text:p>
      <text:p text:style-name="P27"><text:a xlink:type="simple" xlink:href="http://lazyfoo.net/tutorials/SDL/06_extension_libraries_and_loading_other_image_formats/linux/index.php" text:style-name="Internet_20_link" text:visited-style-name="Visited_20_Internet_20_Link">http://lazyfoo.net/tutorials/SDL/06_extension_libraries_and_loading_other_image_formats/linux/index.php</text:a></text:p>
      <text:p text:style-name="P27"><text:a xlink:type="simple" xlink:href="http://lazyfoo.net/tutorials/SDL/06_extension_libraries_and_loading_other_image_formats/linux/codeblocks/index.php" text:style-name="Internet_20_link" text:visited-style-name="Visited_20_Internet_20_Link">http://lazyfoo.net/tutorials/SDL/06_extension_libraries_and_loading_other_image_formats/linux/codeblocks/index.php</text:a></text:p>
      <text:p text:style-name="P27"><text:a xlink:type="simple" xlink:href="http://www.dafont.com/digital-7.font" text:style-name="Internet_20_link" text:visited-style-name="Visited_20_Internet_20_Link">http://www.dafont.com/digital-7.font</text:a></text:p>
      <text:p text:style-name="P27"><text:a xlink:type="simple" xlink:href="https://wiki.libsdl.org/" text:style-name="Internet_20_link" text:visited-style-name="Visited_20_Internet_20_Link">https://wiki.libsdl.org/</text:a></text:p>
      <text:p text:style-name="P27"><text:a xlink:type="simple" xlink:href="https://www.youtube.com/watch?v=JPAyj85tJ5E&amp;list=PLT6WFYYZE6uLMcPGS3qfpYm7T_gViYMMt" text:style-name="Internet_20_link" text:visited-style-name="Visited_20_Internet_20_Link">https://www.youtube.com/watch?v=JPAyj85tJ5E&amp;list=PLT6WFYYZE6uLMcPGS3qfpYm7T_gViYMMt</text:a></text:p>
      <text:p text:style-name="P27">(posledný link mi pomohol asi najviac – <text:span text:style-name="T37">všetky videá z playlistu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L1" svg:font-family="'Nimbus Mono L'" style:font-family-generic="modern" style:font-pitch="fixed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20%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0000" fo:font-size="14pt" fo:font-weight="bold" style:font-size-asian="14pt" style:font-weight-asian="bold" style:font-size-complex="14pt" style:font-weight-complex="600"/>
    </style:style>
    <style:style style:name="Code" style:family="paragraph" style:parent-style-name="Standard" style:class="text">
      <style:paragraph-properties fo:text-align="start" style:justify-single-word="false"/>
      <style:text-properties style:font-name="Nimbus Mono L" fo:font-family="'Nimbus Mono L'" style:font-style-name="Regular" style:font-family-generic="modern" style:font-pitch="fixed" officeooo:rsid="000e5ac4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5:50:18.000671323</meta:creation-date>
    <dc:date>2017-01-05T11:40:19.941712315</dc:date>
    <meta:editing-duration>P1DT4H4M27S</meta:editing-duration>
    <meta:editing-cycles>93</meta:editing-cycles>
    <meta:generator>LibreOffice/4.3.3.2$Linux_X86_64 LibreOffice_project/430m0$Build-2</meta:generator>
    <meta:document-statistic meta:table-count="1" meta:image-count="0" meta:object-count="0" meta:page-count="15" meta:paragraph-count="347" meta:word-count="2547" meta:character-count="21456" meta:non-whitespace-character-count="18805"/>
  </office:meta>
</office:document-meta>
</file>